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cm"/>
    </style:style>
    <style:style style:name="gr4" style:family="graphic" style:parent-style-name="standard">
      <style:graphic-properties draw:stroke="none" svg:stroke-color="#000000" draw:fill="none" draw:fill-color="#ffffff" fo:min-height="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fo:font-weight="bold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custom-shape draw:style-name="gr1" draw:text-style-name="P1" draw:id="id1" draw:layer="layout" svg:width="2cm" svg:height="2.5cm" svg:x="4cm" svg:y="2cm">
          <text:p text:style-name="P1">lista</text:p>
          <text:p text:style-name="P1">ptr</text:p>
          <draw:enhanced-geometry svg:viewBox="0 0 21600 21600" draw:type="rectangle" draw:enhanced-path="M 0 0 L 21600 0 21600 21600 0 21600 0 0 Z N"/>
        </draw:custom-shape>
        <draw:custom-shape draw:style-name="gr1" draw:text-style-name="P1" draw:id="id2" draw:layer="layout" svg:width="2cm" svg:height="1cm" svg:x="8cm" svg:y="2cm">
          <text:p text:style-name="P1">nex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8cm" svg:y="3cm">
          <text:p text:style-name="P2">125</text:p>
          <draw:enhanced-geometry svg:viewBox="0 0 21600 21600" draw:type="rectangle" draw:enhanced-path="M 0 0 L 21600 0 21600 21600 0 21600 0 0 Z N"/>
        </draw:custom-shape>
        <draw:custom-shape draw:style-name="gr1" draw:text-style-name="P1" draw:id="id7" draw:layer="layout" svg:width="2cm" svg:height="1cm" svg:x="11cm" svg:y="2cm">
          <text:p text:style-name="P1">nex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11cm" svg:y="3cm">
          <text:p text:style-name="P2">45</text:p>
          <draw:enhanced-geometry svg:viewBox="0 0 21600 21600" draw:type="rectangle" draw:enhanced-path="M 0 0 L 21600 0 21600 21600 0 21600 0 0 Z N"/>
        </draw:custom-shape>
        <draw:custom-shape draw:style-name="gr1" draw:text-style-name="P1" draw:id="id8" draw:layer="layout" svg:width="2cm" svg:height="1cm" svg:x="14cm" svg:y="2cm">
          <text:p text:style-name="P1">nex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14cm" svg:y="3cm">
          <text:p text:style-name="P2">11</text:p>
          <draw:enhanced-geometry svg:viewBox="0 0 21600 21600" draw:type="rectangle" draw:enhanced-path="M 0 0 L 21600 0 21600 21600 0 21600 0 0 Z N"/>
        </draw:custom-shape>
        <draw:custom-shape draw:style-name="gr1" draw:text-style-name="P1" draw:id="id9" draw:layer="layout" svg:width="2cm" svg:height="1cm" svg:x="17cm" svg:y="2cm">
          <text:p text:style-name="P1">nex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17cm" svg:y="3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2cm" svg:height="1cm" svg:x="8cm" svg:y="4.5cm">
          <text:p text:style-name="P1">nex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8cm" svg:y="5.5cm">
          <text:p text:style-name="P2">34</text:p>
          <draw:enhanced-geometry svg:viewBox="0 0 21600 21600" draw:type="rectangle" draw:enhanced-path="M 0 0 L 21600 0 21600 21600 0 21600 0 0 Z N"/>
        </draw:custom-shape>
        <draw:custom-shape draw:style-name="gr1" draw:text-style-name="P1" draw:id="id12" draw:layer="layout" svg:width="2cm" svg:height="1cm" svg:x="17cm" svg:y="12cm">
          <text:p text:style-name="P1">nex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17cm" svg:y="13cm">
          <text:p text:style-name="P2">125</text:p>
          <draw:enhanced-geometry svg:viewBox="0 0 21600 21600" draw:type="rectangle" draw:enhanced-path="M 0 0 L 21600 0 21600 21600 0 21600 0 0 Z N"/>
        </draw:custom-shape>
        <draw:custom-shape draw:style-name="gr1" draw:text-style-name="P1" draw:id="id18" draw:layer="layout" svg:width="2cm" svg:height="1cm" svg:x="8cm" svg:y="12cm">
          <text:p text:style-name="P1">nex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8cm" svg:y="13cm">
          <text:p text:style-name="P2">21</text:p>
          <draw:enhanced-geometry svg:viewBox="0 0 21600 21600" draw:type="rectangle" draw:enhanced-path="M 0 0 L 21600 0 21600 21600 0 21600 0 0 Z N"/>
        </draw:custom-shape>
        <draw:custom-shape draw:style-name="gr1" draw:text-style-name="P1" draw:id="id19" draw:layer="layout" svg:width="2cm" svg:height="1cm" svg:x="11cm" svg:y="12cm">
          <text:p text:style-name="P1">nex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11cm" svg:y="13cm">
          <text:p text:style-name="P2">555</text:p>
          <draw:enhanced-geometry svg:viewBox="0 0 21600 21600" draw:type="rectangle" draw:enhanced-path="M 0 0 L 21600 0 21600 21600 0 21600 0 0 Z N"/>
        </draw:custom-shape>
        <draw:custom-shape draw:style-name="gr1" draw:text-style-name="P1" draw:id="id6" draw:layer="layout" svg:width="2cm" svg:height="1cm" svg:x="8cm" svg:y="7cm">
          <text:p text:style-name="P1">nex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8cm" svg:y="8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" draw:text-style-name="P1" draw:id="id20" draw:layer="layout" svg:width="2cm" svg:height="1cm" svg:x="11cm" svg:y="7cm">
          <text:p text:style-name="P1">nex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11cm" svg:y="8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" draw:text-style-name="P1" draw:id="id14" draw:layer="layout" svg:width="2cm" svg:height="1cm" svg:x="14cm" svg:y="7cm">
          <text:p text:style-name="P1">nex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14cm" svg:y="8cm">
          <text:p text:style-name="P2">123</text:p>
          <draw:enhanced-geometry svg:viewBox="0 0 21600 21600" draw:type="rectangle" draw:enhanced-path="M 0 0 L 21600 0 21600 21600 0 21600 0 0 Z N"/>
        </draw:custom-shape>
        <draw:custom-shape draw:style-name="gr1" draw:text-style-name="P1" draw:id="id11" draw:layer="layout" svg:width="2cm" svg:height="1cm" svg:x="14cm" svg:y="12cm">
          <text:p text:style-name="P1">nex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14cm" svg:y="13cm">
          <text:p text:style-name="P2">43</text:p>
          <draw:enhanced-geometry svg:viewBox="0 0 21600 21600" draw:type="rectangle" draw:enhanced-path="M 0 0 L 21600 0 21600 21600 0 21600 0 0 Z N"/>
        </draw:custom-shape>
        <draw:custom-shape draw:style-name="gr1" draw:text-style-name="P1" draw:id="id17" draw:layer="layout" svg:width="2cm" svg:height="2.5cm" svg:x="4cm" svg:y="12cm">
          <text:p text:style-name="P1">lista</text:p>
          <text:p text:style-name="P1">ptr</text:p>
          <draw:enhanced-geometry svg:viewBox="0 0 21600 21600" draw:type="rectangle" draw:enhanced-path="M 0 0 L 21600 0 21600 21600 0 21600 0 0 Z N"/>
        </draw:custom-shape>
        <draw:custom-shape draw:style-name="gr1" draw:text-style-name="P1" draw:id="id5" draw:layer="layout" svg:width="2cm" svg:height="2.5cm" svg:x="4cm" svg:y="7cm">
          <text:p text:style-name="P1">lista</text:p>
          <text:p text:style-name="P1">ptr</text:p>
          <draw:enhanced-geometry svg:viewBox="0 0 21600 21600" draw:type="rectangle" draw:enhanced-path="M 0 0 L 21600 0 21600 21600 0 21600 0 0 Z N"/>
        </draw:custom-shape>
        <draw:custom-shape draw:style-name="gr1" draw:text-style-name="P1" draw:id="id3" draw:layer="layout" svg:width="2cm" svg:height="2.5cm" svg:x="4cm" svg:y="4.5cm">
          <text:p text:style-name="P1">lista</text:p>
          <text:p text:style-name="P1">pt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6cm" svg:y1="3.25cm" svg:x2="8cm" svg:y2="2.5cm" draw:start-shape="id1" draw:start-glue-point="1" draw:end-shape="id2" draw:end-glue-point="3" svg:d="m6000 3250h1000v-750h1000">
          <text:p/>
        </draw:connector>
        <draw:connector draw:style-name="gr2" draw:text-style-name="P1" draw:layer="layout" svg:x1="6cm" svg:y1="5.75cm" svg:x2="8cm" svg:y2="5cm" draw:start-shape="id3" draw:start-glue-point="1" draw:end-shape="id4" draw:end-glue-point="3" svg:d="m6000 5750h1000v-750h1000">
          <text:p/>
        </draw:connector>
        <draw:connector draw:style-name="gr2" draw:text-style-name="P1" draw:layer="layout" svg:x1="6cm" svg:y1="8.25cm" svg:x2="8cm" svg:y2="7.5cm" draw:start-shape="id5" draw:start-glue-point="1" draw:end-shape="id6" draw:end-glue-point="3" svg:d="m6000 8250h1000v-750h1000">
          <text:p/>
        </draw:connector>
        <draw:connector draw:style-name="gr2" draw:text-style-name="P1" draw:layer="layout" svg:x1="10cm" svg:y1="2.5cm" svg:x2="11cm" svg:y2="2.5cm" draw:start-shape="id2" draw:start-glue-point="1" draw:end-shape="id7" draw:end-glue-point="3" svg:d="m10000 2500h1000">
          <text:p/>
        </draw:connector>
        <draw:connector draw:style-name="gr2" draw:text-style-name="P1" draw:layer="layout" svg:x1="13cm" svg:y1="2.5cm" svg:x2="14cm" svg:y2="2.5cm" draw:start-shape="id7" draw:start-glue-point="1" draw:end-shape="id8" draw:end-glue-point="3" svg:d="m13000 2500h1000">
          <text:p/>
        </draw:connector>
        <draw:connector draw:style-name="gr2" draw:text-style-name="P1" draw:layer="layout" svg:x1="16cm" svg:y1="2.5cm" svg:x2="17cm" svg:y2="2.5cm" draw:start-shape="id8" draw:start-glue-point="1" draw:end-shape="id9" draw:end-glue-point="3" svg:d="m16000 2500h1000">
          <text:p/>
        </draw:connector>
        <draw:frame draw:style-name="gr3" draw:id="id10" draw:layer="layout" svg:width="1.5cm" svg:height="0.962cm" svg:x="20cm" svg:y="2.038cm">
          <draw:text-box>
            <text:p>null</text:p>
          </draw:text-box>
        </draw:frame>
        <draw:connector draw:style-name="gr2" draw:text-style-name="P1" draw:layer="layout" svg:x1="19cm" svg:y1="2.5cm" svg:x2="20cm" svg:y2="2.519cm" draw:start-shape="id9" draw:start-glue-point="1" draw:end-shape="id10" draw:end-glue-point="3" svg:d="m19000 2500h500v19h500">
          <text:p/>
        </draw:connector>
        <draw:connector draw:style-name="gr2" draw:text-style-name="P1" draw:layer="layout" svg:x1="16cm" svg:y1="12.5cm" svg:x2="17cm" svg:y2="12.5cm" draw:start-shape="id11" draw:start-glue-point="1" draw:end-shape="id12" draw:end-glue-point="3" svg:d="m16000 12500h1000">
          <text:p/>
        </draw:connector>
        <draw:frame draw:style-name="gr4" draw:layer="layout" svg:width="1cm" svg:height="1.25cm" svg:x="3cm" svg:y="2.75cm">
          <draw:text-box>
            <text:p>1</text:p>
          </draw:text-box>
        </draw:frame>
        <draw:frame draw:style-name="gr4" draw:layer="layout" svg:width="1cm" svg:height="1.25cm" svg:x="3cm" svg:y="7.75cm">
          <draw:text-box>
            <text:p>3</text:p>
          </draw:text-box>
        </draw:frame>
        <draw:frame draw:style-name="gr4" draw:layer="layout" svg:width="1cm" svg:height="1.25cm" svg:x="3cm" svg:y="5.25cm">
          <draw:text-box>
            <text:p>2</text:p>
          </draw:text-box>
        </draw:frame>
        <draw:frame draw:style-name="gr4" draw:layer="layout" svg:width="1cm" svg:height="1.25cm" svg:x="3cm" svg:y="12.75cm">
          <draw:text-box>
            <text:p>n</text:p>
          </draw:text-box>
        </draw:frame>
        <draw:frame draw:style-name="gr4" draw:layer="layout" svg:width="1.398cm" svg:height="1.25cm" svg:x="2.602cm" svg:y="10cm">
          <draw:text-box>
            <text:p>...</text:p>
          </draw:text-box>
        </draw:frame>
        <draw:frame draw:style-name="gr5" draw:id="id13" draw:layer="layout" svg:width="1.484cm" svg:height="0.962cm" svg:x="11.016cm" svg:y="4.538cm">
          <draw:text-box>
            <text:p>null</text:p>
          </draw:text-box>
        </draw:frame>
        <draw:connector draw:style-name="gr2" draw:text-style-name="P1" draw:layer="layout" svg:x1="10cm" svg:y1="5cm" svg:x2="11.016cm" svg:y2="5.019cm" draw:start-shape="id4" draw:start-glue-point="1" draw:end-shape="id13" draw:end-glue-point="3" svg:d="m10000 5000h508v19h508">
          <text:p/>
        </draw:connector>
        <draw:frame draw:style-name="gr5" draw:id="id15" draw:layer="layout" svg:width="1.484cm" svg:height="0.962cm" svg:x="17.016cm" svg:y="7.038cm">
          <draw:text-box>
            <text:p>null</text:p>
          </draw:text-box>
        </draw:frame>
        <draw:connector draw:style-name="gr2" draw:text-style-name="P1" draw:layer="layout" svg:x1="16cm" svg:y1="7.5cm" svg:x2="17.016cm" svg:y2="7.519cm" draw:start-shape="id14" draw:start-glue-point="1" draw:end-shape="id15" draw:end-glue-point="3" svg:d="m16000 7500h508v19h508">
          <text:p/>
        </draw:connector>
        <draw:frame draw:style-name="gr5" draw:id="id16" draw:layer="layout" svg:width="1.484cm" svg:height="0.962cm" svg:x="20.016cm" svg:y="12cm">
          <draw:text-box>
            <text:p>null</text:p>
          </draw:text-box>
        </draw:frame>
        <draw:connector draw:style-name="gr2" draw:text-style-name="P2" draw:layer="layout" svg:x1="19cm" svg:y1="12.5cm" svg:x2="20.016cm" svg:y2="12.481cm" draw:start-shape="id12" draw:start-glue-point="1" draw:end-shape="id16" draw:end-glue-point="3" svg:d="m19000 12500h508v-19h508">
          <text:p/>
        </draw:connector>
        <draw:connector draw:style-name="gr2" draw:text-style-name="P1" draw:layer="layout" svg:x1="6cm" svg:y1="13.25cm" svg:x2="8cm" svg:y2="12.5cm" draw:start-shape="id17" draw:start-glue-point="1" draw:end-shape="id18" draw:end-glue-point="3" svg:d="m6000 13250h1000v-750h1000">
          <text:p/>
        </draw:connector>
        <draw:connector draw:style-name="gr2" draw:text-style-name="P1" draw:layer="layout" svg:x1="10cm" svg:y1="12.5cm" svg:x2="11cm" svg:y2="12.5cm" draw:start-shape="id18" draw:start-glue-point="1" draw:end-shape="id19" draw:end-glue-point="3" svg:d="m10000 12500h1000">
          <text:p/>
        </draw:connector>
        <draw:connector draw:style-name="gr2" draw:text-style-name="P1" draw:layer="layout" svg:x1="13cm" svg:y1="12.5cm" svg:x2="14cm" svg:y2="12.5cm" draw:start-shape="id19" draw:start-glue-point="1" draw:end-shape="id11" draw:end-glue-point="3" svg:d="m13000 12500h1000">
          <text:p/>
        </draw:connector>
        <draw:connector draw:style-name="gr2" draw:text-style-name="P1" draw:layer="layout" svg:x1="10cm" svg:y1="7.5cm" svg:x2="11cm" svg:y2="7.5cm" draw:start-shape="id6" draw:start-glue-point="1" draw:end-shape="id20" draw:end-glue-point="3" svg:d="m10000 7500h1000">
          <text:p/>
        </draw:connector>
        <draw:connector draw:style-name="gr2" draw:text-style-name="P1" draw:layer="layout" svg:x1="13cm" svg:y1="7.5cm" svg:x2="14cm" svg:y2="7.5cm" draw:start-shape="id20" draw:start-glue-point="1" draw:end-shape="id14" draw:end-glue-point="3" svg:d="m13000 7500h1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rtin József</meta:initial-creator>
    <meta:creation-date>2011-01-09T19:25:28</meta:creation-date>
    <dc:date>2011-01-11T01:13:59</dc:date>
    <dc:creator>Martin József</dc:creator>
    <meta:editing-duration>PT09H28M20S</meta:editing-duration>
    <meta:editing-cycles>7</meta:editing-cycles>
    <meta:generator>OpenOffice.org/3.2$Linux OpenOffice.org_project/320m12$Build-9483</meta:generator>
    <meta:document-statistic meta:object-count="53"/>
  </office:meta>
</office:document-meta>
</file>